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5.531cm" fo:margin-left="1.492cm" table:align="left"/>
    </style:style>
    <style:style style:name="Таблица1.A" style:family="table-column">
      <style:table-column-properties style:column-width="15.531cm"/>
    </style:style>
    <style:style style:name="Таблица1.A1" style:family="table-cell">
      <style:table-cell-properties fo:background-color="#99ccff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69027" officeooo:paragraph-rsid="00069027"/>
    </style:style>
    <style:style style:name="P2" style:family="paragraph" style:parent-style-name="Standard">
      <style:text-properties fo:color="#000000" style:font-name="Monospace" fo:font-size="8pt" officeooo:rsid="00091488" officeooo:paragraph-rsid="000cb432" style:font-size-asian="8pt" style:font-size-complex="8pt"/>
    </style:style>
    <style:style style:name="P3" style:family="paragraph" style:parent-style-name="Standard">
      <style:text-properties fo:color="#646464" style:font-name="Monospace" fo:font-size="8pt" officeooo:rsid="00091488" officeooo:paragraph-rsid="000cb432" style:font-size-asian="8pt" style:font-size-complex="8pt"/>
    </style:style>
    <style:style style:name="P4" style:family="paragraph" style:parent-style-name="Standard">
      <style:text-properties fo:font-size="8pt" officeooo:rsid="00091488" officeooo:paragraph-rsid="000cb432" style:font-size-asian="8pt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b432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cb432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officeooo:paragraph-rsid="000cb432" style:font-size-asian="8pt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0cb432" style:font-size-asian="8pt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paragraph-rsid="000cb432" style:font-size-asian="8pt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cb432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0pt" officeooo:paragraph-rsid="000cb432" style:font-size-asian="10pt"/>
    </style:style>
    <style:style style:name="P12" style:family="paragraph" style:parent-style-name="Preformatted_20_Text">
      <style:text-properties officeooo:rsid="00069027" officeooo:paragraph-rsid="00069027"/>
    </style:style>
    <style:style style:name="P13" style:family="paragraph" style:parent-style-name="Preformatted_20_Text">
      <style:text-properties fo:font-weight="bold" style:font-weight-asian="bold" style:font-weight-complex="bold"/>
    </style:style>
    <style:style style:name="P14" style:family="paragraph" style:parent-style-name="Preformatted_20_Text">
      <style:text-properties fo:font-weight="bold" officeooo:rsid="00091488" officeooo:paragraph-rsid="00091488" style:font-weight-asian="bold" style:font-weight-complex="bold"/>
    </style:style>
    <style:style style:name="P15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6" style:family="paragraph" style:parent-style-name="Standard" style:list-style-name="L1">
      <style:text-properties officeooo:paragraph-rsid="00069027"/>
    </style:style>
    <style:style style:name="P17" style:family="paragraph" style:parent-style-name="Standard" style:list-style-name="L1">
      <style:text-properties officeooo:rsid="00069027" officeooo:paragraph-rsid="00069027"/>
    </style:style>
    <style:style style:name="P18" style:family="paragraph" style:parent-style-name="Standard">
      <style:text-properties officeooo:rsid="00069027" officeooo:paragraph-rsid="00069027"/>
    </style:style>
    <style:style style:name="P19" style:family="paragraph" style:parent-style-name="Standard" style:list-style-name="L1">
      <style:text-properties officeooo:rsid="00091488" officeooo:paragraph-rsid="00091488"/>
    </style:style>
    <style:style style:name="P20" style:family="paragraph" style:parent-style-name="Standard" style:list-style-name="L2">
      <style:text-properties fo:font-size="10pt" officeooo:paragraph-rsid="000a35b8" style:font-size-asian="10pt"/>
    </style:style>
    <style:style style:name="P21" style:family="paragraph" style:parent-style-name="Standard" style:list-style-name="L2">
      <style:text-properties fo:color="#000000" style:font-name="Monospace" fo:font-size="10pt" fo:font-style="italic" style:text-underline-style="none" fo:font-weight="bold" officeooo:rsid="000a35b8" officeooo:paragraph-rsid="000a35b8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 style:list-style-name="L2">
      <style:text-properties fo:color="#000000" style:font-name="Monospace" fo:font-size="10pt" fo:font-style="italic" style:text-underline-style="none" fo:font-weight="bold" officeooo:rsid="000a35b8" officeooo:paragraph-rsid="000cb432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 style:list-style-name="L3">
      <style:text-properties fo:color="#000000" style:font-name="Monospace" fo:font-size="10pt" fo:font-style="normal" style:text-underline-style="none" fo:font-weight="normal" officeooo:rsid="000fc32e" officeooo:paragraph-rsid="000fc32e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fo:color="#000000" style:font-name="Monospace" fo:font-size="10pt" fo:font-style="normal" style:text-underline-style="none" fo:font-weight="normal" officeooo:rsid="00116a68" officeooo:paragraph-rsid="00116a68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officeooo:rsid="00116a68" officeooo:paragraph-rsid="00116a68"/>
    </style:style>
    <style:style style:name="P26" style:family="paragraph" style:parent-style-name="Preformatted_20_Text" style:list-style-name="L1">
      <style:text-properties fo:font-style="italic" fo:font-weight="bold" officeooo:rsid="00069027" officeooo:paragraph-rsid="00069027" style:font-style-asian="italic" style:font-weight-asian="bold" style:font-style-complex="italic" style:font-weight-complex="bold"/>
    </style:style>
    <style:style style:name="P27" style:family="paragraph" style:parent-style-name="Preformatted_20_Text" style:list-style-name="L2">
      <style:text-properties fo:color="#000000" style:font-name="Monospace" fo:font-size="10pt" fo:font-style="italic" style:text-underline-style="none" fo:font-weight="bold" officeooo:rsid="000a35b8" officeooo:paragraph-rsid="000a35b8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Preformatted_20_Text">
      <style:text-properties fo:color="#000000" style:font-name="Monospace" fo:font-size="10pt" fo:font-style="normal" style:text-underline-style="none" fo:font-weight="normal" officeooo:rsid="000e2564" officeooo:paragraph-rsid="000e2564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 style:list-style-name="L3">
      <style:text-properties fo:color="#000000" style:font-name="Monospace" fo:font-size="10pt" fo:font-style="normal" style:text-underline-style="none" fo:font-weight="normal" officeooo:rsid="000e2564" officeooo:paragraph-rsid="000e256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069027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7e623"/>
    </style:style>
    <style:style style:name="T4" style:family="text">
      <style:text-properties fo:color="#646464" style:font-name="Monospace"/>
    </style:style>
    <style:style style:name="T5" style:family="text">
      <style:text-properties fo:color="#646464" style:font-name="Monospace" fo:font-size="10pt" style:font-size-asian="10pt"/>
    </style:style>
    <style:style style:name="T6" style:family="text">
      <style:text-properties fo:color="#646464" style:font-name="Monospace" fo:font-size="10pt" fo:background-color="#d4d4d4" loext:char-shading-value="0" style:font-size-asian="10pt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color="#7f0055" style:font-name="Monospace" fo:font-weight="bold" style:font-weight-asian="bold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fo:font-style="italic" style:font-size-asian="10pt" style:font-style-asian="italic"/>
    </style:style>
    <style:style style:name="T12" style:family="text">
      <style:text-properties fo:color="#000000" style:font-name="Monospac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Monospace" fo:font-size="10pt" fo:font-style="normal" style:text-underline-style="none" fo:font-weight="normal" officeooo:rsid="00116a68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font-name="Monospace" fo:font-size="10pt" fo:font-style="normal" style:text-underline-style="none" fo:font-weight="normal" officeooo:rsid="0011ce75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font-name="Monospace" fo:font-style="italic" style:font-style-asian="italic"/>
    </style:style>
    <style:style style:name="T16" style:family="text">
      <style:text-properties fo:color="#000000" style:font-name="Monospace" fo:font-style="italic" style:text-underline-style="none" fo:font-weight="bold" officeooo:rsid="000a35b8" style:font-style-asian="italic" style:font-weight-asian="bold" style:font-size-complex="10pt" style:font-style-complex="italic" style:font-weight-complex="bold"/>
    </style:style>
    <style:style style:name="T17" style:family="text">
      <style:text-properties fo:color="#000000" style:font-name="Monospace" officeooo:rsid="00069027" style:font-size-complex="10pt"/>
    </style:style>
    <style:style style:name="T18" style:family="text">
      <style:text-properties fo:color="#000000" style:font-name="Monospace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c0" style:font-name="Monospace"/>
    </style:style>
    <style:style style:name="T20" style:family="text">
      <style:text-properties fo:color="#0000c0" style:font-name="Monospace" fo:font-style="italic" fo:font-weight="bold" style:font-style-asian="italic" style:font-weight-asian="bold"/>
    </style:style>
    <style:style style:name="T21" style:family="text">
      <style:text-properties fo:color="#2a00ff" style:font-name="Monospace"/>
    </style:style>
    <style:style style:name="T22" style:family="text">
      <style:text-properties fo:color="#6a3e3e" style:font-name="Monospace"/>
    </style:style>
    <style:style style:name="T23" style:family="text">
      <style:text-properties fo:color="#6a3e3e" style:font-name="Monospace" fo:font-size="10pt" style:font-size-asian="10pt"/>
    </style:style>
    <style:style style:name="T24" style:family="text">
      <style:text-properties officeooo:rsid="000a35b8"/>
    </style:style>
    <style:style style:name="T25" style:family="text">
      <style:text-properties officeooo:rsid="000cb432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cb432" style:font-style-asian="normal" style:font-weight-asian="normal" style:font-style-complex="normal" style:font-weight-complex="normal"/>
    </style:style>
    <style:style style:name="T28" style:family="text">
      <style:text-properties officeooo:rsid="00116a68"/>
    </style:style>
    <style:style style:name="T29" style:family="text">
      <style:text-properties officeooo:rsid="0011ce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Делаем спринг-бут <text:span text:style-name="T3">приложение на Heroku</text:span></text:p>
      <text:p text:style-name="P25">1. При регистрации на Heroku необходимо пройти весь миниобучающий урок, который начнется когда вы выберете свой язык программирования.</text:p>
      <text:p text:style-name="Standard"/>
      <text:p text:style-name="Standard">2. На Eclipse установлен плагин Spring Tool Suite (STS) for Eclipse</text:p>
      <text:p text:style-name="P1"/>
      <text:p text:style-name="P1"><text:span text:style-name="T29">3</text:span>. <text:span text:style-name="T28">Создаем новый проект </text:span>по инструкции <text:a xlink:type="simple" xlink:href="https://devcenter.heroku.com/articles/deploying-spring-boot-apps-to-heroku" text:style-name="Internet_20_link" text:visited-style-name="Visited_20_Internet_20_Link">https://devcenter.heroku.com/articles/deploying-spring-boot-apps-to-heroku</text:a> <text:span text:style-name="T25">но </text:span>c не большими отличиями.</text:p>
      <text:list xml:id="list6702219862658001021" text:style-name="L1">
        <text:list-item>
          <text:p text:style-name="P26">heroku login</text:p>
        </text:list-item>
        <text:list-item>
          <text:p text:style-name="P16"><text:span text:style-name="T1">вместо </text:span><text:span text:style-name="T2">spring init --dependencies=web myapp</text:span> <text:span text:style-name="T1">создаю новый проект в эклипс Spring Starter Project — там заполняем: предложенное имя demo, и цель web</text:span></text:p>
        </text:list-item>
        <text:list-item>
          <text:p text:style-name="P17">cd demo</text:p>
        </text:list-item>
        <text:list-item>
          <text:p text:style-name="P17">создаю файл Procfile со следующим содержимым:</text:p>
        </text:list-item>
      </text:list>
      <text:p text:style-name="P12"><text:tab/><text:span text:style-name="T2">web: java -Dserver.port=$PORT -jar <text:s/>target/demo-0.0.1-SNAPSHOT.jar</text:span></text:p>
      <text:list xml:id="list152012771770883" text:continue-numbering="true" text:style-name="L1">
        <text:list-item>
          <text:p text:style-name="P19">heroku create — создаем проект (будет выдана ссылка проекта)</text:p>
        </text:list-item>
      </text:list>
      <text:p text:style-name="P14"><text:tab/>git init</text:p>
      <text:p text:style-name="P13"><text:tab/>git add .</text:p>
      <text:p text:style-name="P15"><text:tab/>git commit -m "first commit"</text:p>
      <text:list xml:id="list152012040121188" text:continue-numbering="true" text:style-name="L1">
        <text:list-item>
          <text:p text:style-name="P19">созда<text:span text:style-name="T24">ем</text:span> три класса</text:p>
        </text:list-item>
      </text:list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@RestController</text:p>
            <text:p text:style-name="P8"><text:span text:style-name="T8">public</text:span><text:span text:style-name="T9"> </text:span><text:span text:style-name="T8">class</text:span><text:span text:style-name="T9"> GreetingController {</text:span></text:p>
            <text:p text:style-name="P7"/>
            <text:p text:style-name="P8"><text:span text:style-name="T9"><text:s text:c="4"/></text:span><text:span text:style-name="T8">private</text:span><text:span text:style-name="T9"> </text:span><text:span text:style-name="T8">static</text:span><text:span text:style-name="T9"> </text:span><text:span text:style-name="T8">final</text:span><text:span text:style-name="T9"> String </text:span><text:span text:style-name="T20">template</text:span><text:span text:style-name="T9"> = </text:span><text:span text:style-name="T21">"Hello, %s!"</text:span><text:span text:style-name="T9">;</text:span></text:p>
            <text:p text:style-name="P8"><text:span text:style-name="T9"><text:s text:c="4"/></text:span><text:span text:style-name="T8">private</text:span><text:span text:style-name="T9"> </text:span><text:span text:style-name="T8">final</text:span><text:span text:style-name="T9"> AtomicLong </text:span><text:span text:style-name="T19">counter</text:span><text:span text:style-name="T9"> = </text:span><text:span text:style-name="T8">new</text:span><text:span text:style-name="T9"> AtomicLong();</text:span></text:p>
            <text:p text:style-name="P7"/>
            <text:p text:style-name="P8"><text:span text:style-name="T9"><text:s text:c="4"/></text:span><text:span text:style-name="T4">@RequestMapping</text:span><text:span text:style-name="T9">(</text:span><text:span text:style-name="T21">"/greeting"</text:span><text:span text:style-name="T9">)</text:span></text:p>
            <text:p text:style-name="P8"><text:span text:style-name="T9"><text:s text:c="4"/></text:span><text:span text:style-name="T8">public</text:span><text:span text:style-name="T9"> Greeting greeting(</text:span><text:span text:style-name="T4">@RequestParam</text:span><text:span text:style-name="T9">(value=</text:span><text:span text:style-name="T21">"name"</text:span><text:span text:style-name="T9">, required=</text:span><text:span text:style-name="T8">false</text:span><text:span text:style-name="T9">, defaultValue=</text:span><text:span text:style-name="T21">"World"</text:span><text:span text:style-name="T9">) String </text:span><text:span text:style-name="T22">name</text:span><text:span text:style-name="T9">) {</text:span></text:p>
            <text:p text:style-name="P8"><text:span text:style-name="T9"><text:s text:c="8"/></text:span><text:span text:style-name="T8">return</text:span><text:span text:style-name="T9"> </text:span><text:span text:style-name="T8">new</text:span><text:span text:style-name="T9"> Greeting(</text:span><text:span text:style-name="T19">counter</text:span><text:span text:style-name="T9">.incrementAndGet(),</text:span></text:p>
            <text:p text:style-name="P8"><text:span text:style-name="T9"><text:s text:c="28"/>String.</text:span><text:span text:style-name="T15">format</text:span><text:span text:style-name="T9">(</text:span><text:span text:style-name="T20">template</text:span><text:span text:style-name="T9">, </text:span><text:span text:style-name="T22">name</text:span><text:span text:style-name="T9">));</text:span></text:p>
            <text:p text:style-name="P9"><text:s text:c="4"/>}</text:p>
            <text:p text:style-name="P2">}</text:p>
          </table:table-cell>
        </table:table-row>
        <table:table-row>
          <table:table-cell table:style-name="Таблица1.A2" office:value-type="string">
            <text:p text:style-name="P4"><text:span text:style-name="T8">public</text:span><text:span text:style-name="T9"> </text:span><text:span text:style-name="T8">class</text:span><text:span text:style-name="T9"> Greeting {</text:span></text:p>
            <text:p text:style-name="P7"/>
            <text:p text:style-name="P8"><text:span text:style-name="T9"><text:s text:c="4"/></text:span><text:span text:style-name="T8">private</text:span><text:span text:style-name="T9"> </text:span><text:span text:style-name="T8">final</text:span><text:span text:style-name="T9"> </text:span><text:span text:style-name="T8">long</text:span><text:span text:style-name="T9"> </text:span><text:span text:style-name="T19">id</text:span><text:span text:style-name="T9">;</text:span></text:p>
            <text:p text:style-name="P8"><text:span text:style-name="T9"><text:s text:c="4"/></text:span><text:span text:style-name="T8">private</text:span><text:span text:style-name="T9"> </text:span><text:span text:style-name="T8">final</text:span><text:span text:style-name="T9"> String </text:span><text:span text:style-name="T19">content</text:span><text:span text:style-name="T9">;</text:span></text:p>
            <text:p text:style-name="P7"/>
            <text:p text:style-name="P8"><text:span text:style-name="T9"><text:s text:c="4"/></text:span><text:span text:style-name="T8">public</text:span><text:span text:style-name="T9"> Greeting(</text:span><text:span text:style-name="T8">long</text:span><text:span text:style-name="T9"> </text:span><text:span text:style-name="T22">id</text:span><text:span text:style-name="T9">, String </text:span><text:span text:style-name="T22">content</text:span><text:span text:style-name="T9">) {</text:span></text:p>
            <text:p text:style-name="P8"><text:span text:style-name="T9"><text:s text:c="8"/></text:span><text:span text:style-name="T8">this</text:span><text:span text:style-name="T9">.</text:span><text:span text:style-name="T19">id</text:span><text:span text:style-name="T9"> = </text:span><text:span text:style-name="T22">id</text:span><text:span text:style-name="T9">;</text:span></text:p>
            <text:p text:style-name="P8"><text:span text:style-name="T9"><text:s text:c="8"/></text:span><text:span text:style-name="T8">this</text:span><text:span text:style-name="T9">.</text:span><text:span text:style-name="T19">content</text:span><text:span text:style-name="T9"> = </text:span><text:span text:style-name="T22">content</text:span><text:span text:style-name="T9">;</text:span></text:p>
            <text:p text:style-name="P9"><text:s text:c="4"/>}</text:p>
            <text:p text:style-name="P7"/>
            <text:p text:style-name="P8"><text:span text:style-name="T9"><text:s text:c="4"/></text:span><text:span text:style-name="T8">public</text:span><text:span text:style-name="T9"> </text:span><text:span text:style-name="T8">long</text:span><text:span text:style-name="T9"> getId() {</text:span></text:p>
            <text:p text:style-name="P8"><text:span text:style-name="T9"><text:s text:c="8"/></text:span><text:span text:style-name="T8">return</text:span><text:span text:style-name="T9"> </text:span><text:span text:style-name="T19">id</text:span><text:span text:style-name="T9">;</text:span></text:p>
            <text:p text:style-name="P9"><text:s text:c="4"/>}</text:p>
            <text:p text:style-name="P7"/>
            <text:p text:style-name="P8"><text:span text:style-name="T9"><text:s text:c="4"/></text:span><text:span text:style-name="T8">public</text:span><text:span text:style-name="T9"> String getContent() {</text:span></text:p>
            <text:p text:style-name="P8"><text:span text:style-name="T9"><text:s text:c="8"/></text:span><text:span text:style-name="T8">return</text:span><text:span text:style-name="T9"> </text:span><text:span text:style-name="T19">content</text:span><text:span text:style-name="T9">;</text:span></text:p>
            <text:p text:style-name="P9"><text:s text:c="4"/>}</text:p>
            <text:p text:style-name="P2">}</text:p>
          </table:table-cell>
        </table:table-row>
        <table:table-row>
          <table:table-cell table:style-name="Таблица1.A2" office:value-type="string">
            <text:p text:style-name="P4"><text:span text:style-name="T5">@</text:span><text:span text:style-name="T6">ComponentScan</text:span></text:p>
            <text:p text:style-name="P11">@SpringBootApplication</text:p>
            <text:p text:style-name="P5"><text:span text:style-name="T7">public</text:span><text:span text:style-name="T10"> </text:span><text:span text:style-name="T7">class</text:span><text:span text:style-name="T10"> DemoApplication {</text:span></text:p>
            <text:p text:style-name="P6"/>
            <text:p text:style-name="P5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main(String[] </text:span><text:span text:style-name="T23">args</text:span><text:span text:style-name="T10">) {</text:span></text:p>
            <text:p text:style-name="P5"><text:span text:style-name="T10"><text:tab/><text:tab/>SpringApplication.</text:span><text:span text:style-name="T11">run</text:span><text:span text:style-name="T10">(DemoApplication.</text:span><text:span text:style-name="T7">class</text:span><text:span text:style-name="T10">, </text:span><text:span text:style-name="T23">args</text:span><text:span text:style-name="T10">);</text:span></text:p>
            <text:p text:style-name="P10"><text:tab/>}</text:p>
            <text:p text:style-name="P10">}</text:p>
          </table:table-cell>
        </table:table-row>
      </table:table>
      <text:list xml:id="list152013581063662" text:continue-numbering="true" text:style-name="L1">
        <text:list-header>
          <text:p text:style-name="P19"><text:soft-page-break/></text:p>
        </text:list-header>
      </text:list>
      <text:list xml:id="list708673712030928781" text:style-name="L2">
        <text:list-item>
          <text:p text:style-name="P20"><text:span text:style-name="T17">добавляем их </text:span><text:span text:style-name="T16">git add src/main/java/com/example/*.java</text:span></text:p>
        </text:list-item>
        <text:list-item>
          <text:p text:style-name="P21">git commit -m "first classes"</text:p>
        </text:list-item>
        <text:list-item>
          <text:p text:style-name="P21">git push heroku master</text:p>
        </text:list-item>
        <text:list-item>
          <text:p text:style-name="P22"><text:span text:style-name="T26">смотрим</text:span><text:span text:style-name="T27"> в браузере</text:span> <text:a xlink:type="simple" xlink:href="https://radiant-forest-10093.herokuapp.com/greeting" text:style-name="Internet_20_link" text:visited-style-name="Visited_20_Internet_20_Link">https://radiant-forest-10093.herokuapp.com/greeting</text:a></text:p>
        </text:list-item>
        <text:list-item>
          <text:p text:style-name="P27"><text:span text:style-name="T27">получим</text:span><text:span text:style-name="T25"> </text:span>{"id":1,"content":"Hello, World!"}</text:p>
        </text:list-item>
      </text:list>
      <text:p text:style-name="P28"><text:span text:style-name="T29">4. </text:span>Примечания: </text:p>
      <text:list xml:id="list9084289063212033137" text:style-name="L3">
        <text:list-item>
          <text:p text:style-name="P29">В классах данных нужны геттеры.</text:p>
        </text:list-item>
        <text:list-item>
          <text:p text:style-name="P23">Пример Spring 4 приложения взято здесь <text:a xlink:type="simple" xlink:href="http://spring-projects.ru/guides/rest-service/" text:style-name="Internet_20_link" text:visited-style-name="Visited_20_Internet_20_Link">http://spring-projects.ru/guides/rest-service/</text:a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yacenko  </meta:initial-creator>
    <meta:creation-date>2016-03-31T16:27:03.929017160</meta:creation-date>
    <dc:date>2016-04-01T15:20:11.467018150</dc:date>
    <dc:creator>d.yacenko  </dc:creator>
    <meta:editing-duration>PT1H12M12S</meta:editing-duration>
    <meta:editing-cycles>10</meta:editing-cycles>
    <meta:generator>LibreOffice/5.0.4.2$Linux_X86_64 LibreOffice_project/00m0$Build-2</meta:generator>
    <meta:document-statistic meta:table-count="1" meta:image-count="0" meta:object-count="0" meta:page-count="2" meta:paragraph-count="54" meta:word-count="245" meta:character-count="2020" meta:non-whitespace-character-count="1711"/>
  </office:meta>
</office:document-meta>
</file>